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" svg:font-family="'Liberation Sans'" style:font-pitch="variable"/>
    <style:font-face style:name="Wingdings" svg:font-family="Wingding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Graphic">
      <style:graphic-properties draw:textarea-horizontal-align="justify" draw:textarea-vertical-align="middle" draw:auto-grow-height="false" fo:min-height="1.535cm" fo:min-width="3.537cm" fo:padding-top="0.2cm" fo:padding-bottom="0.2cm" fo:padding-left="0.2cm" fo:padding-right="0.2cm" fo:wrap-option="wrap"/>
      <style:paragraph-properties style:writing-mode="lr-tb"/>
    </style:style>
    <style:style style:name="gr2" style:family="graphic" style:parent-style-name="Graphic">
      <style:graphic-properties draw:textarea-horizontal-align="justify" draw:textarea-vertical-align="middle" draw:auto-grow-height="false" fo:min-height="0.476cm" fo:min-width="2.578cm"/>
      <style:paragraph-properties style:writing-mode="lr-tb"/>
    </style:style>
    <style:style style:name="gr3" style:family="graphic" style:parent-style-name="Graphic">
      <style:graphic-properties draw:textarea-horizontal-align="justify" draw:textarea-vertical-align="middle" draw:auto-grow-height="false" fo:min-height="2.235cm" fo:min-width="3.52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Graphic">
      <style:graphic-properties draw:textarea-horizontal-align="justify" draw:textarea-vertical-align="middle" draw:auto-grow-height="false" fo:min-height="1.632cm" fo:min-width="1.95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Graphic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Graphic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Graphic">
      <style:graphic-properties draw:textarea-horizontal-align="justify" draw:textarea-vertical-align="middle" draw:auto-grow-height="false" fo:min-height="2.521cm" fo:min-width="12.3cm" fo:padding-top="0.2cm" fo:padding-bottom="0.2cm" fo:padding-left="0.2cm" fo:padding-right="0.2cm" fo:wrap-option="wrap"/>
      <style:paragraph-properties style:writing-mode="lr-tb"/>
    </style:style>
    <style:style style:name="gr10" style:family="graphic" style:parent-style-name="Graphic">
      <style:graphic-properties draw:textarea-horizontal-align="justify" draw:textarea-vertical-align="middle" draw:auto-grow-height="false" fo:min-height="3.029cm" fo:min-width="12.3cm" fo:padding-top="0.2cm" fo:padding-bottom="0.2cm" fo:padding-left="0.2cm" fo:padding-right="0.2cm" fo:wrap-option="wrap"/>
      <style:paragraph-properties style:writing-mode="lr-tb"/>
    </style:style>
    <style:style style:name="gr11" style:family="graphic" style:parent-style-name="Graphic">
      <style:graphic-properties draw:textarea-horizontal-align="justify" draw:textarea-vertical-align="middle" draw:auto-grow-height="false" fo:min-height="1.632cm" fo:min-width="6.569cm" fo:padding-top="0.2cm" fo:padding-bottom="0.2cm" fo:padding-left="0.2cm" fo:padding-right="0.2cm" fo:wrap-option="wrap"/>
      <style:paragraph-properties style:writing-mode="lr-tb"/>
    </style:style>
    <style:style style:name="gr12" style:family="graphic" style:parent-style-name="Graphic">
      <style:graphic-properties draw:textarea-horizontal-align="justify" draw:textarea-vertical-align="middle" draw:auto-grow-height="false" fo:min-height="1.486cm" fo:min-width="6.569cm" fo:padding-top="0.2cm" fo:padding-bottom="0.2cm" fo:padding-left="0.2cm" fo:padding-right="0.2cm" fo:wrap-option="wrap"/>
      <style:paragraph-properties style:writing-mode="lr-tb"/>
    </style:style>
    <style:style style:name="gr13" style:family="graphic" style:parent-style-name="Graphic">
      <style:graphic-properties draw:textarea-horizontal-align="justify" draw:textarea-vertical-align="middle" draw:auto-grow-height="false" fo:min-height="1.815cm" fo:min-width="6.02cm" fo:padding-top="0.2cm" fo:padding-bottom="0.2cm" fo:padding-left="0.2cm" fo:padding-right="0.2cm" fo:wrap-option="wrap"/>
      <style:paragraph-properties style:writing-mode="lr-tb"/>
    </style:style>
    <style:style style:name="gr14" style:family="graphic" style:parent-style-name="Graphic">
      <style:graphic-properties draw:textarea-horizontal-align="justify" draw:textarea-vertical-align="middle" draw:auto-grow-height="false" fo:min-height="1.835cm" fo:min-width="3.128cm"/>
      <style:paragraph-properties style:writing-mode="lr-tb"/>
    </style:style>
    <style:style style:name="gr15" style:family="graphic" style:parent-style-name="Graphic">
      <style:graphic-properties draw:textarea-horizontal-align="justify" draw:textarea-vertical-align="middle" draw:auto-grow-height="false" fo:min-height="2.294cm" fo:min-width="8.49cm" fo:padding-top="0.2cm" fo:padding-bottom="0.2cm" fo:padding-left="0.2cm" fo:padding-right="0.2cm" fo:wrap-option="wrap"/>
      <style:paragraph-properties style:writing-mode="lr-tb"/>
    </style:style>
    <style:style style:name="gr16" style:family="graphic" style:parent-style-name="Graphic">
      <style:graphic-properties draw:textarea-horizontal-align="justify" draw:textarea-vertical-align="middle" draw:auto-grow-height="false" fo:min-height="1.815cm" fo:min-width="8.49cm" fo:padding-top="0.2cm" fo:padding-bottom="0.2cm" fo:padding-left="0.2cm" fo:padding-right="0.2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6pt" style:font-size-asian="22pt" style:font-size-complex="22pt"/>
    </style:style>
    <style:style style:name="T2" style:family="text">
      <style:text-properties style:font-name="Liberation Sans1" fo:font-size="1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Wingdings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language="en" fo:country="US" fo:font-style="normal" style:text-underline-style="none" style:font-size-asian="10pt" style:font-style-asian="normal" style:font-size-complex="10pt" style:font-style-complex="normal"/>
    </style:style>
    <style:style style:name="T8" style:family="text">
      <style:text-properties fo:font-size="13pt" style:font-size-asian="16pt" style:font-size-complex="16pt"/>
    </style:style>
    <style:style style:name="T9" style:family="text">
      <style:text-properties fo:font-size="9pt" style:font-size-asian="11pt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1" fo:font-size="11pt" fo:letter-spacing="normal" fo:language="en" fo:country="US" fo:font-style="normal" style:text-underline-style="none" style:font-size-asian="10.5pt" style:font-style-asian="normal" style:font-size-complex="10.5pt" style:font-style-complex="normal"/>
    </style:style>
    <style:style style:name="T11" style:family="text">
      <style:text-properties fo:font-size="13pt" fo:font-weight="bold" style:font-size-asian="16pt" style:font-weight-asian="bold" style:font-size-complex="16pt" style:font-weight-complex="bold"/>
    </style:style>
    <style:style style:name="T12" style:family="text">
      <style:text-properties fo:font-size="12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937cm" svg:height="1.935cm" svg:x="11.992cm" svg:y="3.865cm">
          <text:p text:style-name="P1"><text:span text:style-name="T1">Re</text:span><text:span text:style-name="T1">que</text:span><text:span text:style-name="T1">st </text:span><text:span text:style-name="T1">dat</text:span><text:span text:style-name="T1">a </text:span><text:span text:style-name="T1">via </text:span><text:span text:style-name="T1">API </text:span><text:span text:style-name="T1">(GE</text:span><text:span text:style-name="T1">T)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1" draw:id="id1" draw:layer="layout" svg:width="3.302cm" svg:height="1.24cm" svg:x="12.318cm" svg:y="1.7cm">
          <text:p text:style-name="P1">Begin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3" draw:text-style-name="P1" xml:id="id7" draw:id="id7" draw:layer="layout" svg:width="3.81cm" svg:height="2.413cm" svg:x="17.664cm" svg:y="23.867cm">
          <text:p text:style-name="P1">E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2" draw:layer="layout" draw:type="line" svg:x1="13.969cm" svg:y1="2.94cm" svg:x2="13.961cm" svg:y2="3.865cm" draw:start-shape="id1" draw:start-glue-point="6" draw:end-shape="id2" draw:end-glue-point="4" svg:d="M13969 2940l-8 925" svg:viewBox="0 0 9 926">
          <text:p/>
        </draw:connector>
        <draw:custom-shape draw:style-name="gr5" draw:text-style-name="P1" xml:id="id3" draw:id="id3" draw:layer="layout" svg:width="4.699cm" svg:height="4.064cm" svg:x="11.624cm" svg:y="6.659cm">
          <text:p text:style-name="P1">Status == 200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2" draw:layer="layout" draw:type="line" svg:x1="13.987cm" svg:y1="5.806cm" svg:x2="13.976cm" svg:y2="6.659cm" svg:d="M13987 5806l-11 853" svg:viewBox="0 0 12 854">
          <text:p/>
        </draw:connector>
        <draw:connector draw:style-name="gr4" draw:text-style-name="P2" draw:layer="layout" draw:type="line" svg:x1="13.976cm" svg:y1="10.723cm" svg:x2="13.985cm" svg:y2="11.717cm" svg:d="M13976 10723l9 994" svg:viewBox="0 0 10 995">
          <text:p/>
        </draw:connector>
        <draw:connector draw:style-name="gr4" draw:text-style-name="P2" xml:id="id4" draw:id="id4" draw:layer="layout" draw:type="line" svg:x1="17.17cm" svg:y1="4.838cm" svg:x2="15.929cm" svg:y2="4.833cm" draw:end-shape="id2" draw:end-glue-point="7" svg:d="M17170 4838l-1241-5" svg:viewBox="0 0 1242 6">
          <text:p/>
        </draw:connector>
        <draw:connector draw:style-name="gr6" draw:text-style-name="P2" xml:id="id5" draw:id="id5" draw:layer="layout" draw:type="line" svg:x1="16.323cm" svg:y1="8.691cm" svg:x2="17.187cm" svg:y2="8.681cm" draw:start-shape="id3" draw:start-glue-point="7" svg:d="M16323 8691l864-10" svg:viewBox="0 0 865 11">
          <text:p/>
        </draw:connector>
        <draw:connector draw:style-name="gr6" draw:text-style-name="P2" draw:layer="layout" draw:type="line" svg:x1="17.17cm" svg:y1="4.838cm" svg:x2="17.187cm" svg:y2="8.681cm" draw:start-shape="id4" draw:start-glue-point="2" draw:end-shape="id5" draw:end-glue-point="3" svg:d="M17170 4838l17 3843" svg:viewBox="0 0 18 3844">
          <text:p/>
        </draw:connector>
        <draw:frame draw:style-name="gr7" draw:text-style-name="P3" draw:layer="layout" svg:width="1.494cm" svg:height="1.112cm" svg:x="14.21cm" svg:y="10.627cm">
          <draw:text-box>
            <text:p>Yes</text:p>
          </draw:text-box>
        </draw:frame>
        <draw:frame draw:style-name="gr8" draw:text-style-name="P3" draw:layer="layout" svg:width="1.211cm" svg:height="1.112cm" svg:x="16.128cm" svg:y="7.802cm">
          <draw:text-box>
            <text:p>No</text:p>
          </draw:text-box>
        </draw:frame>
        <draw:custom-shape draw:style-name="gr9" draw:text-style-name="P4" draw:layer="layout" svg:width="12.7cm" svg:height="2.921cm" svg:x="7.636cm" svg:y="11.623cm">
          <text:p text:style-name="P4"><text:span text:style-name="T2">Convert to Pandas Data Frame and take subset of features: </text:span><text:span text:style-name="T3">'rocket', 'payloads', 'launchpad', 'cores', 'flight_number', 'date_utc’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0" draw:text-style-name="P4" draw:layer="layout" svg:width="12.7cm" svg:height="3.429cm" svg:x="7.687cm" svg:y="15.543cm">
          <text:p text:style-name="P4"><text:span text:style-name="T2">Convert IDs to Objects (API GET requests):</text:span></text:p>
          <text:p text:style-name="P4"><text:span text:style-name="T4">rockets </text:span><text:span text:style-name="T5">-&gt;</text:span><text:span text:style-name="T6"> BoosterVersion</text:span></text:p>
          <text:p text:style-name="P4"><text:span text:style-name="T4">payloads</text:span><text:span text:style-name="T6"> </text:span><text:span text:style-name="T5">-&gt;</text:span><text:span text:style-name="T6"> PayloadMass, Orbit</text:span></text:p>
          <text:p text:style-name="P4"><text:span text:style-name="T4">launchpad</text:span><text:span text:style-name="T6"> </text:span><text:span text:style-name="T5">-&gt;</text:span><text:span text:style-name="T6"> LaunchSite, Longitude, Latitude</text:span></text:p>
          <text:p text:style-name="P4"><text:span text:style-name="T4">cores</text:span><text:span text:style-name="T6"> </text:span><text:span text:style-name="T5">-&gt;</text:span><text:span text:style-name="T6"> Outcome, Flights, GridFins, Reused, Legs, LandingPad, Block, ReusedCount, Serial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1" draw:text-style-name="P4" draw:layer="layout" svg:width="6.969cm" svg:height="2.032cm" svg:x="10.608cm" svg:y="19.988cm">
          <text:p text:style-name="P4"><text:span text:style-name="T2">F</text:span><text:span text:style-name="T2">ilt</text:span><text:span text:style-name="T2">e</text:span><text:span text:style-name="T2">r</text:span><text:span text:style-name="T7"> </text:span><text:span text:style-name="T7">r</text:span><text:span text:style-name="T7">o</text:span><text:span text:style-name="T7">w</text:span><text:span text:style-name="T7">s </text:span><text:span text:style-name="T7">o</text:span><text:span text:style-name="T7">nl</text:span><text:span text:style-name="T7">y </text:span><text:span text:style-name="T7">t</text:span><text:span text:style-name="T7">o </text:span><text:span text:style-name="T7">c</text:span><text:span text:style-name="T7">o</text:span><text:span text:style-name="T7">n</text:span><text:span text:style-name="T7">t</text:span><text:span text:style-name="T7">ai</text:span><text:span text:style-name="T7">n </text:span><text:span text:style-name="T7">F</text:span><text:span text:style-name="T7">al</text:span><text:span text:style-name="T7">c</text:span><text:span text:style-name="T7">o</text:span><text:span text:style-name="T7">n </text:span><text:span text:style-name="T7">9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1" xml:id="id6" draw:id="id6" draw:layer="layout" svg:width="4.699cm" svg:height="4.064cm" svg:x="11.695cm" svg:y="23.036cm">
          <text:p text:style-name="P1"><text:span text:style-name="T8">Missing Values</text:span></text:p>
          <text:p text:style-name="P1"><text:span text:style-name="T9">(not LandingPad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2" draw:layer="layout" draw:type="line" svg:x1="16.394cm" svg:y1="25.068cm" svg:x2="17.664cm" svg:y2="25.074cm" draw:start-shape="id6" draw:start-glue-point="7" draw:end-shape="id7" draw:end-glue-point="5" svg:d="M16394 25068l1270 6" svg:viewBox="0 0 1271 7">
          <text:p/>
        </draw:connector>
        <draw:frame draw:style-name="gr7" draw:text-style-name="P3" draw:layer="layout" svg:width="1.494cm" svg:height="1.112cm" svg:x="14.138cm" svg:y="26.865cm">
          <draw:text-box>
            <text:p>Yes</text:p>
          </draw:text-box>
        </draw:frame>
        <draw:frame draw:style-name="gr8" draw:text-style-name="P3" draw:layer="layout" svg:width="1.211cm" svg:height="1.112cm" svg:x="16.199cm" svg:y="24.071cm">
          <draw:text-box>
            <text:p>No</text:p>
          </draw:text-box>
        </draw:frame>
        <draw:connector draw:style-name="gr4" draw:text-style-name="P2" draw:layer="layout" draw:type="line" svg:x1="19.545cm" svg:y1="29.074cm" svg:x2="19.569cm" svg:y2="26.28cm" draw:start-shape="id8" draw:start-glue-point="3" draw:end-shape="id7" draw:end-glue-point="6" svg:d="M19545 29074l24-2794" svg:viewBox="0 0 25 2795">
          <text:p/>
        </draw:connector>
        <draw:connector draw:style-name="gr4" draw:text-style-name="P2" draw:layer="layout" draw:type="line" svg:x1="14.045cm" svg:y1="27.1cm" svg:x2="14.051cm" svg:y2="28.114cm" draw:start-shape="id6" draw:start-glue-point="6" svg:d="M14045 27100l6 1014" svg:viewBox="0 0 7 1015">
          <text:p/>
        </draw:connector>
        <draw:custom-shape draw:style-name="gr12" draw:text-style-name="P4" xml:id="id9" draw:id="id9" draw:layer="layout" svg:width="6.969cm" svg:height="1.886cm" svg:x="10.552cm" svg:y="28.135cm">
          <text:p text:style-name="P4"><text:span text:style-name="T2">R</text:span><text:span text:style-name="T2">e</text:span><text:span text:style-name="T2">pl</text:span><text:span text:style-name="T2">a</text:span><text:span text:style-name="T2">c</text:span><text:span text:style-name="T2">e </text:span><text:span text:style-name="T2">N</text:span><text:span text:style-name="T2">a</text:span><text:span text:style-name="T2">N </text:span><text:span text:style-name="T2">v</text:span><text:span text:style-name="T2">al</text:span><text:span text:style-name="T2">u</text:span><text:span text:style-name="T2">e</text:span><text:span text:style-name="T2">s </text:span><text:span text:style-name="T2">w</text:span><text:span text:style-name="T2">it</text:span><text:span text:style-name="T2">h </text:span><text:span text:style-name="T2">f</text:span><text:span text:style-name="T2">e</text:span><text:span text:style-name="T2">a</text:span><text:span text:style-name="T2">t</text:span><text:span text:style-name="T2">u</text:span><text:span text:style-name="T2">r</text:span><text:span text:style-name="T2">e </text:span><text:span text:style-name="T2">m</text:span><text:span text:style-name="T2">e</text:span><text:span text:style-name="T2">a</text:span><text:span text:style-name="T2">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6" draw:text-style-name="P2" xml:id="id8" draw:id="id8" draw:layer="layout" draw:type="line" svg:x1="17.521cm" svg:y1="29.078cm" svg:x2="19.545cm" svg:y2="29.074cm" draw:start-shape="id9" draw:start-glue-point="7" svg:d="M17521 29078l2024-4" svg:viewBox="0 0 2025 5">
          <text:p/>
        </draw:connector>
        <draw:connector draw:style-name="gr4" draw:text-style-name="P2" draw:layer="layout" draw:type="line" svg:x1="14.037cm" svg:y1="22.047cm" svg:x2="14.043cm" svg:y2="23.061cm" svg:d="M14037 22047l6 1014" svg:viewBox="0 0 7 1015">
          <text:p/>
        </draw:connector>
        <draw:connector draw:style-name="gr4" draw:text-style-name="P2" draw:layer="layout" draw:type="line" svg:x1="13.963cm" svg:y1="14.529cm" svg:x2="13.969cm" svg:y2="15.543cm" svg:d="M13963 14529l6 1014" svg:viewBox="0 0 7 1015">
          <text:p/>
        </draw:connector>
        <draw:connector draw:style-name="gr4" draw:text-style-name="P2" draw:layer="layout" draw:type="line" svg:x1="14.031cm" svg:y1="18.974cm" svg:x2="14.037cm" svg:y2="19.988cm" svg:d="M14031 18974l6 1014" svg:viewBox="0 0 7 1015">
          <text:p/>
        </draw:connector>
      </draw:page>
      <draw:page draw:name="page2" draw:style-name="dp1" draw:master-page-name="Default">
        <draw:custom-shape draw:style-name="gr13" draw:text-style-name="P1" xml:id="id11" draw:id="id11" draw:layer="layout" svg:width="6.42cm" svg:height="2.215cm" svg:x="10.754cm" svg:y="3.865cm">
          <text:p text:style-name="P1"><text:span text:style-name="T1">GET </text:span><text:span text:style-name="T1">request – </text:span><text:span text:style-name="T1">data from </text:span><text:span text:style-name="T1">Wikipedia </text:span><text:span text:style-name="T1">into </text:span><text:span text:style-name="T1">Beautiful </text:span><text:span text:style-name="T1">Soup objec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10" draw:id="id10" draw:layer="layout" svg:width="3.302cm" svg:height="1.24cm" svg:x="12.318cm" svg:y="1.7cm">
          <text:p text:style-name="P1">Begin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4" draw:text-style-name="P1" xml:id="id16" draw:id="id16" draw:layer="layout" svg:width="3.81cm" svg:height="2.413cm" svg:x="17.664cm" svg:y="23.867cm">
          <text:p text:style-name="P1">E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2" draw:layer="layout" draw:type="line" svg:x1="13.969cm" svg:y1="2.94cm" svg:x2="13.964cm" svg:y2="3.865cm" draw:start-shape="id10" draw:start-glue-point="6" draw:end-shape="id11" draw:end-glue-point="4" svg:d="M13969 2940l-5 925" svg:viewBox="0 0 6 926">
          <text:p/>
        </draw:connector>
        <draw:custom-shape draw:style-name="gr5" draw:text-style-name="P1" xml:id="id12" draw:id="id12" draw:layer="layout" svg:width="4.699cm" svg:height="4.064cm" svg:x="11.624cm" svg:y="6.659cm">
          <text:p text:style-name="P1">Title correc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2" draw:layer="layout" draw:type="line" svg:x1="13.987cm" svg:y1="5.806cm" svg:x2="13.976cm" svg:y2="6.659cm" svg:d="M13987 5806l-11 853" svg:viewBox="0 0 12 854">
          <text:p/>
        </draw:connector>
        <draw:connector draw:style-name="gr4" draw:text-style-name="P2" draw:layer="layout" draw:type="line" svg:x1="13.976cm" svg:y1="10.723cm" svg:x2="13.985cm" svg:y2="11.717cm" svg:d="M13976 10723l9 994" svg:viewBox="0 0 10 995">
          <text:p/>
        </draw:connector>
        <draw:connector draw:style-name="gr4" draw:text-style-name="P2" xml:id="id13" draw:id="id13" draw:layer="layout" draw:type="line" svg:x1="18.551cm" svg:y1="4.967cm" svg:x2="17.174cm" svg:y2="4.973cm" draw:end-shape="id11" draw:end-glue-point="7" svg:d="M18551 4967l-1377 6" svg:viewBox="0 0 1378 7">
          <text:p/>
        </draw:connector>
        <draw:connector draw:style-name="gr6" draw:text-style-name="P2" xml:id="id14" draw:id="id14" draw:layer="layout" draw:type="line" svg:x1="16.323cm" svg:y1="8.691cm" svg:x2="18.551cm" svg:y2="8.683cm" draw:start-shape="id12" draw:start-glue-point="7" svg:d="M16323 8691l2228-8" svg:viewBox="0 0 2229 9">
          <text:p/>
        </draw:connector>
        <draw:connector draw:style-name="gr6" draw:text-style-name="P2" draw:layer="layout" draw:type="line" svg:x1="18.551cm" svg:y1="4.967cm" svg:x2="18.551cm" svg:y2="8.683cm" draw:start-shape="id13" draw:start-glue-point="2" draw:end-shape="id14" draw:end-glue-point="3" svg:d="M18551 4967v3716" svg:viewBox="0 0 1 3717">
          <text:p/>
        </draw:connector>
        <draw:frame draw:style-name="gr7" draw:text-style-name="P3" draw:layer="layout" svg:width="1.494cm" svg:height="1.112cm" svg:x="14.21cm" svg:y="10.627cm">
          <draw:text-box>
            <text:p>Yes</text:p>
          </draw:text-box>
        </draw:frame>
        <draw:frame draw:style-name="gr8" draw:text-style-name="P3" draw:layer="layout" svg:width="1.211cm" svg:height="1.112cm" svg:x="16.875cm" svg:y="7.762cm">
          <draw:text-box>
            <text:p>No</text:p>
          </draw:text-box>
        </draw:frame>
        <draw:custom-shape draw:style-name="gr9" draw:text-style-name="P4" draw:layer="layout" svg:width="12.7cm" svg:height="2.921cm" svg:x="7.636cm" svg:y="11.623cm">
          <text:p text:style-name="P4">Extract column names (table header) from Table number 3 and create a feature dictionary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0" draw:text-style-name="P4" draw:layer="layout" svg:width="12.7cm" svg:height="3.429cm" svg:x="7.687cm" svg:y="15.543cm">
          <text:p text:style-name="P4"><text:span text:style-name="T7">Extra</text:span><text:span text:style-name="T7">ct </text:span><text:span text:style-name="T7">value</text:span><text:span text:style-name="T7">s </text:span><text:span text:style-name="T7">from </text:span><text:span text:style-name="T7">HTM</text:span><text:span text:style-name="T7">L </text:span><text:span text:style-name="T7">table</text:span><text:span text:style-name="T7">s </text:span><text:span text:style-name="T7">and </text:span><text:span text:style-name="T7">inser</text:span><text:span text:style-name="T7">t </text:span><text:span text:style-name="T7">them </text:span><text:span text:style-name="T7">into </text:span><text:span text:style-name="T7">the </text:span><text:span text:style-name="T7">dictio</text:span><text:span text:style-name="T7">nary </text:span><text:span text:style-name="T7">as </text:span><text:span text:style-name="T7">featu</text:span><text:span text:style-name="T7">re </text:span><text:span text:style-name="T7">lists:</text:span></text:p>
          <text:p text:style-name="P4"><text:span text:style-name="T10">['Flight </text:span><text:span text:style-name="T10">No.', </text:span><text:span text:style-name="T10">'Launch </text:span><text:span text:style-name="T10">site', </text:span><text:span text:style-name="T10">'Payload</text:span><text:span text:style-name="T10">', </text:span><text:span text:style-name="T10">'Payload </text:span><text:span text:style-name="T10">mass', </text:span><text:span text:style-name="T10">'Orbit', </text:span><text:span text:style-name="T10">'Custom</text:span><text:span text:style-name="T10">er', </text:span><text:span text:style-name="T10">'Launch </text:span><text:span text:style-name="T10">outcome</text:span><text:span text:style-name="T10">', </text:span><text:span text:style-name="T10">'Version </text:span><text:span text:style-name="T10">Booster'</text:span><text:span text:style-name="T10">, </text:span><text:span text:style-name="T10">'Booster </text:span><text:span text:style-name="T10">landing', </text:span><text:span text:style-name="T10">'Date', </text:span><text:span text:style-name="T10">'Time']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1" draw:text-style-name="P4" draw:layer="layout" svg:width="6.969cm" svg:height="2.032cm" svg:x="10.608cm" svg:y="19.988cm">
          <text:p text:style-name="P4"><text:span text:style-name="T2">Convert to Pandas </text:span><text:span text:style-name="T2">Data Fram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1" xml:id="id15" draw:id="id15" draw:layer="layout" svg:width="4.699cm" svg:height="4.064cm" svg:x="11.695cm" svg:y="23.036cm">
          <text:p text:style-name="P1"><text:span text:style-name="T8">Mi</text:span><text:span text:style-name="T8">ss</text:span><text:span text:style-name="T8">in</text:span><text:span text:style-name="T8">g </text:span><text:span text:style-name="T8">V</text:span><text:span text:style-name="T8">al</text:span><text:span text:style-name="T8">ue</text:span><text:span text:style-name="T8">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2" draw:layer="layout" draw:type="line" svg:x1="16.394cm" svg:y1="25.068cm" svg:x2="17.664cm" svg:y2="25.074cm" draw:start-shape="id15" draw:start-glue-point="7" draw:end-shape="id16" draw:end-glue-point="5" svg:d="M16394 25068l1270 6" svg:viewBox="0 0 1271 7">
          <text:p/>
        </draw:connector>
        <draw:frame draw:style-name="gr7" draw:text-style-name="P3" draw:layer="layout" svg:width="1.494cm" svg:height="1.112cm" svg:x="14.138cm" svg:y="26.865cm">
          <draw:text-box>
            <text:p>Yes</text:p>
          </draw:text-box>
        </draw:frame>
        <draw:frame draw:style-name="gr8" draw:text-style-name="P3" draw:layer="layout" svg:width="1.211cm" svg:height="1.112cm" svg:x="16.199cm" svg:y="24.071cm">
          <draw:text-box>
            <text:p>No</text:p>
          </draw:text-box>
        </draw:frame>
        <draw:connector draw:style-name="gr4" draw:text-style-name="P2" draw:layer="layout" draw:type="line" svg:x1="19.545cm" svg:y1="29.074cm" svg:x2="19.569cm" svg:y2="26.28cm" draw:start-shape="id17" draw:start-glue-point="3" draw:end-shape="id16" draw:end-glue-point="6" svg:d="M19545 29074l24-2794" svg:viewBox="0 0 25 2795">
          <text:p/>
        </draw:connector>
        <draw:connector draw:style-name="gr4" draw:text-style-name="P2" draw:layer="layout" draw:type="line" svg:x1="14.045cm" svg:y1="27.1cm" svg:x2="14.051cm" svg:y2="28.114cm" draw:start-shape="id15" draw:start-glue-point="6" svg:d="M14045 27100l6 1014" svg:viewBox="0 0 7 1015">
          <text:p/>
        </draw:connector>
        <draw:custom-shape draw:style-name="gr12" draw:text-style-name="P4" xml:id="id18" draw:id="id18" draw:layer="layout" svg:width="6.969cm" svg:height="1.886cm" svg:x="10.552cm" svg:y="28.135cm">
          <text:p text:style-name="P4"><text:span text:style-name="T2">D</text:span><text:span text:style-name="T2">a</text:span><text:span text:style-name="T2">t</text:span><text:span text:style-name="T2">a </text:span><text:span text:style-name="T2">w</text:span><text:span text:style-name="T2">r</text:span><text:span text:style-name="T2">a</text:span><text:span text:style-name="T2">n</text:span><text:span text:style-name="T2">gl</text:span><text:span text:style-name="T2">in</text:span><text:span text:style-name="T2">g </text:span><text:span text:style-name="T2">f</text:span><text:span text:style-name="T2">o</text:span><text:span text:style-name="T2">r </text:span><text:span text:style-name="T2">N</text:span><text:span text:style-name="T2">a</text:span><text:span text:style-name="T2">N </text:span><text:span text:style-name="T2">v</text:span><text:span text:style-name="T2">al</text:span><text:span text:style-name="T2">u</text:span><text:span text:style-name="T2">e</text:span><text:span text:style-name="T2">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6" draw:text-style-name="P2" xml:id="id17" draw:id="id17" draw:layer="layout" draw:type="line" svg:x1="17.521cm" svg:y1="29.078cm" svg:x2="19.545cm" svg:y2="29.074cm" draw:start-shape="id18" draw:start-glue-point="7" svg:d="M17521 29078l2024-4" svg:viewBox="0 0 2025 5">
          <text:p/>
        </draw:connector>
        <draw:connector draw:style-name="gr4" draw:text-style-name="P2" draw:layer="layout" draw:type="line" svg:x1="14.037cm" svg:y1="22.047cm" svg:x2="14.043cm" svg:y2="23.061cm" svg:d="M14037 22047l6 1014" svg:viewBox="0 0 7 1015">
          <text:p/>
        </draw:connector>
        <draw:connector draw:style-name="gr4" draw:text-style-name="P2" draw:layer="layout" draw:type="line" svg:x1="13.963cm" svg:y1="14.529cm" svg:x2="13.969cm" svg:y2="15.543cm" svg:d="M13963 14529l6 1014" svg:viewBox="0 0 7 1015">
          <text:p/>
        </draw:connector>
        <draw:connector draw:style-name="gr4" draw:text-style-name="P2" draw:layer="layout" draw:type="line" svg:x1="14.031cm" svg:y1="18.974cm" svg:x2="14.037cm" svg:y2="19.988cm" svg:d="M14031 18974l6 1014" svg:viewBox="0 0 7 1015">
          <text:p/>
        </draw:connector>
      </draw:page>
      <draw:page draw:name="page3" draw:style-name="dp1" draw:master-page-name="Default">
        <draw:custom-shape draw:style-name="gr13" draw:text-style-name="P1" xml:id="id20" draw:id="id20" draw:layer="layout" svg:width="6.42cm" svg:height="2.215cm" svg:x="10.754cm" svg:y="3.865cm">
          <text:p text:style-name="P1"><text:span text:style-name="T1">Ca</text:span><text:span text:style-name="T1">lcu</text:span><text:span text:style-name="T1">lat</text:span><text:span text:style-name="T1">e </text:span><text:span text:style-name="T1">pe</text:span><text:span text:style-name="T1">rce</text:span><text:span text:style-name="T1">nta</text:span><text:span text:style-name="T1">ge </text:span><text:span text:style-name="T1">of </text:span><text:span text:style-name="T1">mi</text:span><text:span text:style-name="T1">ssi</text:span><text:span text:style-name="T1">ng </text:span><text:span text:style-name="T1">val</text:span><text:span text:style-name="T1">ue</text:span><text:span text:style-name="T1">s </text:span><text:span text:style-name="T1">for </text:span><text:span text:style-name="T1">ea</text:span><text:span text:style-name="T1">ch </text:span><text:span text:style-name="T1">fea</text:span><text:span text:style-name="T1">tur</text:span><text:span text:style-name="T1">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19" draw:id="id19" draw:layer="layout" svg:width="3.302cm" svg:height="1.24cm" svg:x="12.318cm" svg:y="1.7cm">
          <text:p text:style-name="P1">Begin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4" draw:text-style-name="P1" draw:layer="layout" svg:width="3.81cm" svg:height="2.413cm" svg:x="20.939cm" svg:y="22.717cm">
          <text:p text:style-name="P1">E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2" draw:layer="layout" draw:type="line" svg:x1="13.969cm" svg:y1="2.94cm" svg:x2="13.964cm" svg:y2="3.865cm" draw:start-shape="id19" draw:start-glue-point="6" draw:end-shape="id20" draw:end-glue-point="4" svg:d="M13969 2940l-5 925" svg:viewBox="0 0 6 926">
          <text:p/>
        </draw:connector>
        <draw:custom-shape draw:style-name="gr5" draw:text-style-name="P1" xml:id="id21" draw:id="id21" draw:layer="layout" svg:width="4.699cm" svg:height="4.064cm" svg:x="11.731cm" svg:y="14.548cm">
          <text:p text:style-name="P1"><text:span text:style-name="T8">Out</text:span><text:span text:style-name="T8">co</text:span><text:span text:style-name="T8">me </text:span><text:span text:style-name="T8">is </text:span><text:span text:style-name="T11">No</text:span><text:span text:style-name="T11">ne</text:span><text:span text:style-name="T8"> </text:span><text:span text:style-name="T8">or </text:span><text:span text:style-name="T11">Fal</text:span><text:span text:style-name="T11">se</text:span><text:span text:style-name="T8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2" draw:layer="layout" draw:type="line" svg:x1="13.963cm" svg:y1="6.08cm" svg:x2="13.952cm" svg:y2="6.933cm" svg:d="M13963 6080l-11 853" svg:viewBox="0 0 12 854">
          <text:p/>
        </draw:connector>
        <draw:connector draw:style-name="gr4" draw:text-style-name="P2" draw:layer="layout" draw:type="line" svg:x1="13.954cm" svg:y1="9.658cm" svg:x2="13.963cm" svg:y2="10.652cm" svg:d="M13954 9658l9 994" svg:viewBox="0 0 10 995">
          <text:p/>
        </draw:connector>
        <draw:connector draw:style-name="gr4" draw:text-style-name="P2" draw:layer="layout" draw:type="line" svg:x1="16.43cm" svg:y1="16.58cm" svg:x2="19.461cm" svg:y2="16.58cm" draw:start-shape="id21" draw:start-glue-point="7" svg:d="M16430 16580h3031" svg:viewBox="0 0 3032 1">
          <text:p/>
        </draw:connector>
        <draw:frame draw:style-name="gr8" draw:text-style-name="P3" draw:layer="layout" svg:width="1.211cm" svg:height="1.112cm" svg:x="14.14cm" svg:y="18.526cm">
          <draw:text-box>
            <text:p>No</text:p>
          </draw:text-box>
        </draw:frame>
        <draw:custom-shape draw:style-name="gr9" draw:text-style-name="P4" draw:layer="layout" svg:width="12.7cm" svg:height="2.921cm" svg:x="7.731cm" svg:y="10.652cm">
          <text:p text:style-name="P4">Extract unique, possible outcomes and iterate through the data set to filter it out.</text:p>
          <text:p text:style-name="P4"><text:span text:style-name="T12">[‘</text:span><text:span text:style-name="T12">Tr</text:span><text:span text:style-name="T12">u</text:span><text:span text:style-name="T12">e </text:span><text:span text:style-name="T12">O</text:span><text:span text:style-name="T12">c</text:span><text:span text:style-name="T12">e</text:span><text:span text:style-name="T12">a</text:span><text:span text:style-name="T12">n’</text:span><text:span text:style-name="T12">,’</text:span><text:span text:style-name="T12">F</text:span><text:span text:style-name="T12">al</text:span><text:span text:style-name="T12">s</text:span><text:span text:style-name="T12">e </text:span><text:span text:style-name="T12">O</text:span><text:span text:style-name="T12">c</text:span><text:span text:style-name="T12">e</text:span><text:span text:style-name="T12">a</text:span><text:span text:style-name="T12">n’</text:span><text:span text:style-name="T12">,’</text:span><text:span text:style-name="T12">Tr</text:span><text:span text:style-name="T12">u</text:span><text:span text:style-name="T12">e </text:span><text:span text:style-name="T12">R</text:span><text:span text:style-name="T12">L</text:span><text:span text:style-name="T12">T</text:span><text:span text:style-name="T12">S’</text:span><text:span text:style-name="T12">,’</text:span><text:span text:style-name="T12">F</text:span><text:span text:style-name="T12">al</text:span><text:span text:style-name="T12">s</text:span><text:span text:style-name="T12">e </text:span><text:span text:style-name="T12">R</text:span><text:span text:style-name="T12">L</text:span><text:span text:style-name="T12">T</text:span><text:span text:style-name="T12">S’</text:span><text:span text:style-name="T12">,’</text:span><text:span text:style-name="T12">Tr</text:span><text:span text:style-name="T12">u</text:span><text:span text:style-name="T12">e </text:span><text:span text:style-name="T12">A</text:span><text:span text:style-name="T12">S</text:span><text:span text:style-name="T12">D</text:span><text:span text:style-name="T12">S’</text:span><text:span text:style-name="T12">,’</text:span><text:span text:style-name="T12">F</text:span><text:span text:style-name="T12">al</text:span><text:span text:style-name="T12">s</text:span><text:span text:style-name="T12">e </text:span><text:span text:style-name="T12">A</text:span><text:span text:style-name="T12">S</text:span><text:span text:style-name="T12">D</text:span><text:span text:style-name="T12">S’</text:span><text:span text:style-name="T12">,’</text:span><text:span text:style-name="T12">N</text:span><text:span text:style-name="T12">o</text:span><text:span text:style-name="T12">n</text:span><text:span text:style-name="T12">e </text:span><text:span text:style-name="T12">A</text:span><text:span text:style-name="T12">S</text:span><text:span text:style-name="T12">D</text:span><text:span text:style-name="T12">S’</text:span><text:span text:style-name="T12">,’</text:span><text:span text:style-name="T12">N</text:span><text:span text:style-name="T12">o</text:span><text:span text:style-name="T12">n</text:span><text:span text:style-name="T12">e </text:span><text:span text:style-name="T12">N</text:span><text:span text:style-name="T12">o</text:span><text:span text:style-name="T12">n</text:span><text:span text:style-name="T12">e’</text:span><text:span text:style-name="T12">]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1" draw:text-style-name="P4" xml:id="id22" draw:id="id22" draw:layer="layout" svg:width="6.969cm" svg:height="2.032cm" svg:x="10.608cm" svg:y="19.688cm">
          <text:p text:style-name="P4"><text:span text:style-name="T2">Outcome becomes ‘1’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2" draw:layer="layout" draw:type="line" svg:x1="22.905cm" svg:y1="21.725cm" svg:x2="22.911cm" svg:y2="22.739cm" svg:d="M22905 21725l6 1014" svg:viewBox="0 0 7 1015">
          <text:p/>
        </draw:connector>
        <draw:connector draw:style-name="gr4" draw:text-style-name="P2" draw:layer="layout" draw:type="line" svg:x1="14.081cm" svg:y1="13.575cm" svg:x2="14.087cm" svg:y2="14.589cm" svg:d="M14081 13575l6 1014" svg:viewBox="0 0 7 1015">
          <text:p/>
        </draw:connector>
        <draw:connector draw:style-name="gr4" draw:text-style-name="P2" draw:layer="layout" draw:type="line" svg:x1="14.081cm" svg:y1="18.653cm" svg:x2="14.087cm" svg:y2="19.667cm" svg:d="M14081 18653l6 1014" svg:viewBox="0 0 7 1015">
          <text:p/>
        </draw:connector>
        <draw:custom-shape draw:style-name="gr15" draw:text-style-name="P1" draw:layer="layout" svg:width="8.89cm" svg:height="2.694cm" svg:x="9.509cm" svg:y="6.942cm">
          <text:p text:style-name="P1"><text:span text:style-name="T1">Cal</text:span><text:span text:style-name="T1">cula</text:span><text:span text:style-name="T1">te </text:span><text:span text:style-name="T1">the </text:span><text:span text:style-name="T1">leng</text:span><text:span text:style-name="T1">th </text:span><text:span text:style-name="T1">of </text:span><text:span text:style-name="T1">the </text:span><text:span text:style-name="T1">dat</text:span><text:span text:style-name="T1">a </text:span><text:span text:style-name="T1">set </text:span><text:span text:style-name="T1">and </text:span><text:span text:style-name="T1">obs</text:span><text:span text:style-name="T1">erv</text:span><text:span text:style-name="T1">e </text:span><text:span text:style-name="T1">dat</text:span><text:span text:style-name="T1">a </text:span><text:span text:style-name="T1">type</text:span><text:span text:style-name="T1">s </text:span><text:span text:style-name="T1">and </text:span><text:span text:style-name="T1">thei</text:span><text:span text:style-name="T1">r </text:span><text:span text:style-name="T1">distr</text:span><text:span text:style-name="T1">ibuti</text:span><text:span text:style-name="T1">on </text:span><text:span text:style-name="T1">(nu</text:span><text:span text:style-name="T1">meri</text:span><text:span text:style-name="T1">call</text:span><text:span text:style-name="T1">y)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8" draw:text-style-name="P3" draw:layer="layout" svg:width="1.494cm" svg:height="1.112cm" svg:x="16.172cm" svg:y="14.462cm">
          <draw:text-box>
            <text:p>Yes</text:p>
          </draw:text-box>
        </draw:frame>
        <draw:custom-shape draw:style-name="gr11" draw:text-style-name="P4" xml:id="id24" draw:id="id24" draw:layer="layout" svg:width="6.969cm" svg:height="2.032cm" svg:x="19.415cm" svg:y="15.605cm">
          <text:p text:style-name="P4"><text:span text:style-name="T2">Outco</text:span><text:span text:style-name="T2">me </text:span><text:span text:style-name="T2">becom</text:span><text:span text:style-name="T2">es ‘0’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1" draw:text-style-name="P4" xml:id="id23" draw:id="id23" draw:layer="layout" svg:width="6.969cm" svg:height="2.032cm" svg:x="19.431cm" svg:y="19.689cm">
          <text:p text:style-name="P4"><text:span text:style-name="T2">Feature </text:span><text:span text:style-name="T2">result → </text:span><text:span text:style-name="T2">‘Class’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2" draw:layer="layout" draw:type="line" svg:x1="17.577cm" svg:y1="20.704cm" svg:x2="19.431cm" svg:y2="20.705cm" draw:start-shape="id22" draw:start-glue-point="7" draw:end-shape="id23" draw:end-glue-point="5" svg:d="M17577 20704l1854 1" svg:viewBox="0 0 1855 2">
          <text:p/>
        </draw:connector>
        <draw:connector draw:style-name="gr4" draw:text-style-name="P2" draw:layer="layout" draw:type="line" svg:x1="22.9cm" svg:y1="17.637cm" svg:x2="22.916cm" svg:y2="19.689cm" draw:start-shape="id24" draw:start-glue-point="6" draw:end-shape="id23" draw:end-glue-point="4" svg:d="M22900 17637l16 2052" svg:viewBox="0 0 17 2053">
          <text:p/>
        </draw:connector>
      </draw:page>
      <draw:page draw:name="page4" draw:style-name="dp1" draw:master-page-name="Default">
        <draw:custom-shape draw:style-name="gr16" draw:text-style-name="P1" xml:id="id26" draw:id="id26" draw:layer="layout" svg:width="8.89cm" svg:height="2.215cm" svg:x="9.509cm" svg:y="3.865cm">
          <text:p text:style-name="P1"><text:span text:style-name="T1">G</text:span><text:span text:style-name="T1">et </text:span><text:span text:style-name="T1">d</text:span><text:span text:style-name="T1">at</text:span><text:span text:style-name="T1">a </text:span><text:span text:style-name="T1">fr</text:span><text:span text:style-name="T1">o</text:span><text:span text:style-name="T1">m </text:span><text:span text:style-name="T1">t</text:span><text:span text:style-name="T1">w</text:span><text:span text:style-name="T1">o </text:span><text:span text:style-name="T1">s</text:span><text:span text:style-name="T1">o</text:span><text:span text:style-name="T1">u</text:span><text:span text:style-name="T1">rc</text:span><text:span text:style-name="T1">e</text:span><text:span text:style-name="T1">s </text:span><text:span text:style-name="T1">a</text:span><text:span text:style-name="T1">n</text:span><text:span text:style-name="T1">d </text:span><text:span text:style-name="T1">a</text:span><text:span text:style-name="T1">s</text:span><text:span text:style-name="T1">si</text:span><text:span text:style-name="T1">g</text:span><text:span text:style-name="T1">n </text:span><text:span text:style-name="T1">fe</text:span><text:span text:style-name="T1">at</text:span><text:span text:style-name="T1">u</text:span><text:span text:style-name="T1">r</text:span><text:span text:style-name="T1">e</text:span><text:span text:style-name="T1">s </text:span><text:span text:style-name="T1">to </text:span><text:span text:style-name="T1">X </text:span><text:span text:style-name="T1">v</text:span><text:span text:style-name="T1">a</text:span><text:span text:style-name="T1">ri</text:span><text:span text:style-name="T1">a</text:span><text:span text:style-name="T1">bl</text:span><text:span text:style-name="T1">e </text:span><text:span text:style-name="T1">a</text:span><text:span text:style-name="T1">n</text:span><text:span text:style-name="T1">d </text:span><text:span text:style-name="T1">th</text:span><text:span text:style-name="T1">e </text:span><text:span text:style-name="T1">ta</text:span><text:span text:style-name="T1">r</text:span><text:span text:style-name="T1">g</text:span><text:span text:style-name="T1">et </text:span><text:span text:style-name="T1">to </text:span><text:span text:style-name="T1">Y </text:span><text:span text:style-name="T1">v</text:span><text:span text:style-name="T1">a</text:span><text:span text:style-name="T1">ri</text:span><text:span text:style-name="T1">a</text:span><text:span text:style-name="T1">bl</text:span><text:span text:style-name="T1">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25" draw:id="id25" draw:layer="layout" svg:width="3.302cm" svg:height="1.24cm" svg:x="12.318cm" svg:y="1.7cm">
          <text:p text:style-name="P1">Begin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4" draw:text-style-name="P1" draw:layer="layout" svg:width="3.81cm" svg:height="2.413cm" svg:x="20.966cm" svg:y="19.669cm">
          <text:p text:style-name="P1">E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2" draw:layer="layout" draw:type="line" svg:x1="13.969cm" svg:y1="2.94cm" svg:x2="13.954cm" svg:y2="3.865cm" draw:start-shape="id25" draw:start-glue-point="6" draw:end-shape="id26" draw:end-glue-point="4" svg:d="M13969 2940l-15 925" svg:viewBox="0 0 16 926">
          <text:p/>
        </draw:connector>
        <draw:custom-shape draw:style-name="gr5" draw:text-style-name="P1" xml:id="id27" draw:id="id27" draw:layer="layout" svg:width="4.699cm" svg:height="4.064cm" svg:x="11.731cm" svg:y="14.548cm">
          <text:p text:style-name="P1"><text:span text:style-name="T8">Do we have at least one good mode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2" draw:layer="layout" draw:type="line" svg:x1="13.963cm" svg:y1="6.08cm" svg:x2="13.952cm" svg:y2="6.933cm" svg:d="M13963 6080l-11 853" svg:viewBox="0 0 12 854">
          <text:p/>
        </draw:connector>
        <draw:connector draw:style-name="gr4" draw:text-style-name="P2" draw:layer="layout" draw:type="line" svg:x1="13.954cm" svg:y1="9.658cm" svg:x2="13.963cm" svg:y2="10.652cm" svg:d="M13954 9658l9 994" svg:viewBox="0 0 10 995">
          <text:p/>
        </draw:connector>
        <draw:connector draw:style-name="gr4" draw:text-style-name="P2" draw:layer="layout" draw:type="line" svg:x1="16.43cm" svg:y1="16.58cm" svg:x2="19.461cm" svg:y2="16.58cm" draw:start-shape="id27" draw:start-glue-point="7" svg:d="M16430 16580h3031" svg:viewBox="0 0 3032 1">
          <text:p/>
        </draw:connector>
        <draw:frame draw:style-name="gr7" draw:text-style-name="P3" draw:layer="layout" svg:width="1.211cm" svg:height="1.112cm" svg:x="11.795cm" svg:y="17.891cm">
          <draw:text-box>
            <text:p>No</text:p>
          </draw:text-box>
        </draw:frame>
        <draw:custom-shape draw:style-name="gr9" draw:text-style-name="P4" xml:id="id28" draw:id="id28" draw:layer="layout" svg:width="12.7cm" svg:height="2.921cm" svg:x="7.731cm" svg:y="10.652cm">
          <text:p text:style-name="P4"><text:span text:style-name="T12">F</text:span><text:span text:style-name="T12">or </text:span><text:span text:style-name="T12">ea</text:span><text:span text:style-name="T12">ch </text:span><text:span text:style-name="T12">m</text:span><text:span text:style-name="T12">od</text:span><text:span text:style-name="T12">el, </text:span><text:span text:style-name="T12">ini</text:span><text:span text:style-name="T12">tia</text:span><text:span text:style-name="T12">liz</text:span><text:span text:style-name="T12">e </text:span><text:span text:style-name="T12">a </text:span><text:span text:style-name="T12">pa</text:span><text:span text:style-name="T12">ra</text:span><text:span text:style-name="T12">m</text:span><text:span text:style-name="T12">et</text:span><text:span text:style-name="T12">er </text:span><text:span text:style-name="T12">di</text:span><text:span text:style-name="T12">cti</text:span><text:span text:style-name="T12">on</text:span><text:span text:style-name="T12">ar</text:span><text:span text:style-name="T12">y, </text:span><text:span text:style-name="T12">fit </text:span><text:span text:style-name="T12">by </text:span><text:span text:style-name="T12">us</text:span><text:span text:style-name="T12">in</text:span><text:span text:style-name="T12">g </text:span><text:span text:style-name="T12">Gr</text:span><text:span text:style-name="T12">id</text:span><text:span text:style-name="T12">S</text:span><text:span text:style-name="T12">ea</text:span><text:span text:style-name="T12">rc</text:span><text:span text:style-name="T12">h </text:span><text:span text:style-name="T12">C</text:span><text:span text:style-name="T12">V. </text:span><text:span text:style-name="T12">R</text:span><text:span text:style-name="T12">et</text:span><text:span text:style-name="T12">ur</text:span><text:span text:style-name="T12">n </text:span><text:span text:style-name="T12">be</text:span><text:span text:style-name="T12">st </text:span><text:span text:style-name="T12">hy</text:span><text:span text:style-name="T12">pe</text:span><text:span text:style-name="T12">r-</text:span><text:span text:style-name="T12">pa</text:span><text:span text:style-name="T12">ra</text:span><text:span text:style-name="T12">m</text:span><text:span text:style-name="T12">et</text:span><text:span text:style-name="T12">er</text:span><text:span text:style-name="T12">s. </text:span><text:span text:style-name="T12">R</text:span><text:span text:style-name="T12">et</text:span><text:span text:style-name="T12">ur</text:span><text:span text:style-name="T12">n </text:span><text:span text:style-name="T12">sc</text:span><text:span text:style-name="T12">or</text:span><text:span text:style-name="T12">e </text:span><text:span text:style-name="T12">an</text:span><text:span text:style-name="T12">d </text:span><text:span text:style-name="T12">co</text:span><text:span text:style-name="T12">nf</text:span><text:span text:style-name="T12">us</text:span><text:span text:style-name="T12">io</text:span><text:span text:style-name="T12">n </text:span><text:span text:style-name="T12">m</text:span><text:span text:style-name="T12">atr</text:span><text:span text:style-name="T12">ix </text:span><text:span text:style-name="T12">for </text:span><text:span text:style-name="T12">th</text:span><text:span text:style-name="T12">e </text:span><text:span text:style-name="T12">te</text:span><text:span text:style-name="T12">st </text:span><text:span text:style-name="T12">se</text:span><text:span text:style-name="T12">t.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2" draw:layer="layout" draw:type="line" svg:x1="14.081cm" svg:y1="13.575cm" svg:x2="14.087cm" svg:y2="14.589cm" svg:d="M14081 13575l6 1014" svg:viewBox="0 0 7 1015">
          <text:p/>
        </draw:connector>
        <draw:connector draw:style-name="gr4" draw:text-style-name="P2" xml:id="id30" draw:id="id30" draw:layer="layout" draw:type="line" svg:x1="6.267cm" svg:y1="12.11cm" svg:x2="7.731cm" svg:y2="12.113cm" draw:end-shape="id28" draw:end-glue-point="5" svg:d="M6267 12110l1464 3" svg:viewBox="0 0 1465 4">
          <text:p/>
        </draw:connector>
        <draw:custom-shape draw:style-name="gr15" draw:text-style-name="P1" draw:layer="layout" svg:width="8.89cm" svg:height="2.694cm" svg:x="9.509cm" svg:y="6.942cm">
          <text:p text:style-name="P1"><text:span text:style-name="T1">St</text:span><text:span text:style-name="T1">an</text:span><text:span text:style-name="T1">da</text:span><text:span text:style-name="T1">rdi</text:span><text:span text:style-name="T1">ze </text:span><text:span text:style-name="T1">fe</text:span><text:span text:style-name="T1">at</text:span><text:span text:style-name="T1">ur</text:span><text:span text:style-name="T1">es </text:span><text:span text:style-name="T1">X </text:span><text:span text:style-name="T1">by </text:span><text:span text:style-name="T1">sc</text:span><text:span text:style-name="T1">ali</text:span><text:span text:style-name="T1">ng</text:span><text:span text:style-name="T1">, </text:span><text:span text:style-name="T1">co</text:span><text:span text:style-name="T1">nv</text:span><text:span text:style-name="T1">ert </text:span><text:span text:style-name="T1">tar</text:span><text:span text:style-name="T1">ge</text:span><text:span text:style-name="T1">t Y </text:span><text:span text:style-name="T1">to </text:span><text:span text:style-name="T1">nu</text:span><text:span text:style-name="T1">mp</text:span><text:span text:style-name="T1">y </text:span><text:span text:style-name="T1">arr</text:span><text:span text:style-name="T1">ay </text:span><text:span text:style-name="T1">an</text:span><text:span text:style-name="T1">d </text:span><text:span text:style-name="T1">spl</text:span><text:span text:style-name="T1">it </text:span><text:span text:style-name="T1">all </text:span><text:span text:style-name="T1">da</text:span><text:span text:style-name="T1">ta </text:span><text:span text:style-name="T1">to </text:span><text:span text:style-name="T1">tra</text:span><text:span text:style-name="T1">in </text:span><text:span text:style-name="T1">an</text:span><text:span text:style-name="T1">d </text:span><text:span text:style-name="T1">tes</text:span><text:span text:style-name="T1">t </text:span><text:span text:style-name="T1">su</text:span><text:span text:style-name="T1">bs</text:span><text:span text:style-name="T1">et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8" draw:text-style-name="P3" draw:layer="layout" svg:width="1.494cm" svg:height="1.112cm" svg:x="16.338cm" svg:y="15.567cm">
          <draw:text-box>
            <text:p>Yes</text:p>
          </draw:text-box>
        </draw:frame>
        <draw:custom-shape draw:style-name="gr11" draw:text-style-name="P4" xml:id="id29" draw:id="id29" draw:layer="layout" svg:width="6.969cm" svg:height="2.032cm" svg:x="19.415cm" svg:y="15.605cm">
          <text:p text:style-name="P4"><text:span text:style-name="T2">Save model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2" draw:layer="layout" draw:type="line" svg:x1="22.9cm" svg:y1="17.637cm" svg:x2="22.916cm" svg:y2="19.689cm" draw:start-shape="id29" draw:start-glue-point="6" svg:d="M22900 17637l16 2052" svg:viewBox="0 0 17 2053">
          <text:p/>
        </draw:connector>
        <draw:connector draw:style-name="gr6" draw:text-style-name="P2" xml:id="id31" draw:id="id31" draw:layer="layout" draw:type="line" svg:x1="6.267cm" svg:y1="12.11cm" svg:x2="6.306cm" svg:y2="18.859cm" draw:start-shape="id30" draw:start-glue-point="2" svg:d="M6267 12110l39 6749" svg:viewBox="0 0 40 6750">
          <text:p/>
        </draw:connector>
        <draw:connector draw:style-name="gr6" draw:text-style-name="P2" xml:id="id32" draw:id="id32" draw:layer="layout" draw:type="line" svg:x1="6.306cm" svg:y1="18.859cm" svg:x2="14.082cm" svg:y2="18.859cm" draw:start-shape="id31" draw:start-glue-point="3" svg:d="M6306 18859h7776" svg:viewBox="0 0 7777 1">
          <text:p/>
        </draw:connector>
        <draw:connector draw:style-name="gr6" draw:text-style-name="P2" draw:layer="layout" draw:type="line" svg:x1="14.082cm" svg:y1="18.859cm" svg:x2="14.081cm" svg:y2="18.612cm" draw:start-shape="id32" draw:start-glue-point="3" draw:end-shape="id27" draw:end-glue-point="6" svg:d="M14082 18859l-1-247" svg:viewBox="0 0 2 24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" svg:font-family="'Liberation Sans'" style:font-pitch="variable"/>
    <style:font-face style:name="Wingdings" svg:font-family="Wingding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fo:padding-top="0.2cm" fo:padding-bottom="0.2cm" fo:padding-left="0.2cm" fo:padding-right="0.2cm" fo:wrap-option="wrap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19T14:47:39.773452934</meta:creation-date>
    <dc:date>2025-08-20T16:30:40.755596803</dc:date>
    <meta:editing-duration>PT21H20M43S</meta:editing-duration>
    <meta:editing-cycles>11</meta:editing-cycles>
    <meta:generator>LibreOffice/6.4.7.2$Linux_X86_64 LibreOffice_project/40$Build-2</meta:generator>
    <meta:document-statistic meta:object-count="91"/>
  </office:meta>
</office:document-meta>
</file>